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cm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3cm" fo:min-width="0.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14.251cm" svg:y="2.748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0.5cm" svg:height="0.5cm" svg:x="11.746cm" svg:y="3.751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0.5cm" svg:height="0.5cm" svg:x="9.242cm" svg:y="6.2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9.5cm" svg:y1="2.5cm" svg:x2="9.5cm" svg:y2="12cm">
          <text:p/>
        </draw:line>
        <draw:line draw:style-name="gr3" draw:text-style-name="P1" draw:layer="layout" svg:x1="3.5cm" svg:y1="6.5cm" svg:x2="16cm" svg:y2="6.5cm">
          <text:p/>
        </draw:line>
        <draw:custom-shape draw:style-name="gr1" draw:text-style-name="P1" draw:layer="layout" svg:width="0.5cm" svg:height="0.5cm" svg:x="10.748cm" svg:y="5.244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4" draw:layer="layout" svg:width="0.89cm" svg:height="1.003cm" svg:x="9.57cm" svg:y="5.732cm">
          <draw:text-box>
            <text:p>1</text:p>
          </draw:text-box>
        </draw:frame>
        <draw:frame draw:style-name="gr5" draw:layer="layout" svg:width="0.853cm" svg:height="0.962cm" svg:x="11.092cm" svg:y="4.736cm">
          <draw:text-box>
            <text:p>2</text:p>
          </draw:text-box>
        </draw:frame>
        <draw:line draw:style-name="gr6" draw:text-style-name="P1" draw:layer="layout" svg:x1="11cm" svg:y1="6.5cm" svg:x2="11cm" svg:y2="2.5cm">
          <text:p/>
        </draw:line>
        <draw:line draw:style-name="gr6" draw:text-style-name="P1" draw:layer="layout" svg:x1="9.5cm" svg:y1="5.5cm" svg:x2="16cm" svg:y2="5.5cm">
          <text:p/>
        </draw:line>
        <draw:line draw:style-name="gr6" draw:text-style-name="P1" draw:layer="layout" svg:x1="12cm" svg:y1="5.5cm" svg:x2="12cm" svg:y2="2.5cm">
          <text:p/>
        </draw:line>
        <draw:line draw:style-name="gr6" draw:text-style-name="P1" draw:layer="layout" svg:x1="11cm" svg:y1="4cm" svg:x2="16cm" svg:y2="4cm">
          <text:p/>
        </draw:line>
        <draw:line draw:style-name="gr6" draw:text-style-name="P1" draw:layer="layout" svg:x1="12cm" svg:y1="3cm" svg:x2="16cm" svg:y2="3cm">
          <text:p/>
        </draw:line>
        <draw:line draw:style-name="gr6" draw:text-style-name="P1" draw:layer="layout" svg:x1="14.5cm" svg:y1="4cm" svg:x2="14.5cm" svg:y2="2.5cm">
          <text:p/>
        </draw:line>
        <draw:frame draw:style-name="gr5" draw:layer="layout" svg:width="0.853cm" svg:height="0.962cm" svg:x="12.063cm" svg:y="3.142cm">
          <draw:text-box>
            <text:p>3</text:p>
          </draw:text-box>
        </draw:frame>
        <draw:frame draw:style-name="gr5" draw:layer="layout" svg:width="0.853cm" svg:height="0.962cm" svg:x="14.537cm" svg:y="2.137cm">
          <draw:text-box>
            <text:p>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1cm" draw:marker-start-center="false" draw:marker-end-width="0.3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01T16:40:45</meta:creation-date>
    <dc:date>2011-02-15T22:42:28</dc:date>
    <meta:editing-duration>PT00H15M30S</meta:editing-duration>
    <meta:editing-cycles>9</meta:editing-cycles>
    <meta:generator>OpenOffice.org/3.2$Unix OpenOffice.org_project/320m18$Build-9502</meta:generator>
    <meta:document-statistic meta:object-count="16"/>
  </office:meta>
</office:document-meta>
</file>